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1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1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1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1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1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1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ar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ar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2ar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ar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ar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2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br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br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2br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br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br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2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d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2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d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d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e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e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2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e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e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3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3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3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3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3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3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3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3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3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3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3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3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3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3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3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3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3d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3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3d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3d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E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E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E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S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S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S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S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jGru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jgru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jGru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jGru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jGru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com_s8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com_s8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com_s8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com_s86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com_s8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1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1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1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1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1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1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10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1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10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1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2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2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2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21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2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21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21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21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21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21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21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21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21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21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21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24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24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24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24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24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24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24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24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24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24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3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3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3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3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3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5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5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5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5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5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6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6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6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6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6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6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6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6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6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6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6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6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6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6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6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radar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radar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2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2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20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200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20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200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20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200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200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200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200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200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2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2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2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2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2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27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2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35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35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35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35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35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5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5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5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5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5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6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6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6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6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6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7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7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7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7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7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70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700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70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700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70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8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8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8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86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8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om_traffic_sign_dir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om_traffic_sign_dir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om_traffic_sign_dir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om_traffic_sign_dir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om_traffic_sign_dir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FP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fp2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FP2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FP2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FP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FP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fp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FP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FP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FP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FR1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fr10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FR1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FR1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FR1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FR3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fr30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F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FR3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FR3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LEZ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lez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LEZ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LEZ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LEZ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motorway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motorway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motorway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motorway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motorway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0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0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0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0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0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0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0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1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3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3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3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3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3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3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3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3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3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3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4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4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4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4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4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4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4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4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4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4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5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5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5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5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5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5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5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5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5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5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1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1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1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1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1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1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1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1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1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1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2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7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7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7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8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9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0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00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0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1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1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1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1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1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1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1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7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7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7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7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7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7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7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7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7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7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7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7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7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d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d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d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0aP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0ap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0aP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0aP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0aP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3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3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3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3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3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3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3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3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3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3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3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3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3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3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3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3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3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3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3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3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3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5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9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9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9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9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9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9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9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9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9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9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9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9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9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9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9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rimary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rimary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rimary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rimary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1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1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1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1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1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1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18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1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2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string" calcext:value-type="string">
            <text:p>2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2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3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3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string" calcext:value-type="string">
            <text:p>3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3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4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4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string" calcext:value-type="string">
            <text:p>4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4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5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5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string" calcext:value-type="string">
            <text:p>5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5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6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6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string" calcext:value-type="string">
            <text:p>6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6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7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7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string" calcext:value-type="string">
            <text:p>7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7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8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8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8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8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9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9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9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string" calcext:value-type="string">
            <text:p>9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9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string" calcext:value-type="string">
            <text:p>1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2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2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2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2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29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2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string" calcext:value-type="string">
            <text:p>3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3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3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string" calcext:value-type="string">
            <text:p>3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3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3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38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string" calcext:value-type="string">
            <text:p>3.8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3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5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5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string" calcext:value-type="string">
            <text:p>5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5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6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6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string" calcext:value-type="string">
            <text:p>6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6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7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7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string" calcext:value-type="string">
            <text:p>7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7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8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axleloa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maxaxleload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2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2_1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axleloa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maxaxleload": "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2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2_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2_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axleloa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maxaxleload": "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2_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2_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2_2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axleloa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maxaxleload": "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2_2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2_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2_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axleloa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maxaxleload": "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2_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2_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2_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axleloa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maxaxleload": "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2_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3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3_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3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3_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3_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3_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2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2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2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2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2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2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2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2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4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4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4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4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4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4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4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4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4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0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0_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0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0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0_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0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0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0_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0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0_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0_8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0_8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1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1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1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1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1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1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1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1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1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1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14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1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4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8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8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9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9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8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8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8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8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8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8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8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8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8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8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8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8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8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8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8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8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8d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8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8d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8d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8e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8e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8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8e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8e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0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0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0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0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0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0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0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0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0d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0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0d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0d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0e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0e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0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0e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0e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1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1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1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1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1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1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1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1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1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1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1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3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3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3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3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3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3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3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3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3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3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3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3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3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3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3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7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7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7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7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7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7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7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7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7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7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8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8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9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9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4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8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8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9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9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6_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6_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6_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6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6_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6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6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6_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6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6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6_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6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6_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6_9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6_9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uta_europe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uta_europe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uta_europe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uta_europe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uta_europe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0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0_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0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0_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0_2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0_2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0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0_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0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0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0_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0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5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5_10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5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5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5_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5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5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5_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5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5_4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5_4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5_4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5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5_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5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0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0_10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0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0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0_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0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0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0_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0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0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0_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0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_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_10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_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_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_2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_2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_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_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10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2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2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4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4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4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8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8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8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4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4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4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4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4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4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4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4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4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4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5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5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5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5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5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5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5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5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5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5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5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5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5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5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5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5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5d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5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5d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5d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7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7_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7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2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2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2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10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1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1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1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1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1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1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1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1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1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1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1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1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2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2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4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4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4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6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6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6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7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7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7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8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8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8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9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9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9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3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3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2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3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2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2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3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5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5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35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5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5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4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4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4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4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4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4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42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4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42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42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42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42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42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42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42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42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42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42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42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42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5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3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3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3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3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3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6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6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6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6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Td_N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td_n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Td_N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Td_N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Td_N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Ti_N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ti_n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Ti_N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Ti_N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Ti_N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7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7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7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7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7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7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0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2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2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2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2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2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4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4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4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4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4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4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4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4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4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4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4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4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4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4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4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4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4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4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4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4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4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4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4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4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4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5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5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5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5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5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5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5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5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5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5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5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5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5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5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5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5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6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6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6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6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6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6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6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6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6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6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6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6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6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6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6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6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7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7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7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7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7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4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4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4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4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3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4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4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4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4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5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0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0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a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a_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a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a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a_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a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a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a_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a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b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b_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b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b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b_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b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d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d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d_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d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d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d_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d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d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d_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d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e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e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e_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e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e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e_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e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e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e_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e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2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2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2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2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2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2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2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2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3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3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3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3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3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3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3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3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3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3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3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3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3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3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3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4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4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5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6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4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4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4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4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4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4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4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4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4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4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0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0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0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0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0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1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1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1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1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1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1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2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2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2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2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2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2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2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2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4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4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4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4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4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4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4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4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4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4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3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4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4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5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6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7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b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b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b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b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b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f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f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f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f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f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4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8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8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9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9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e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e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e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e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10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1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1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1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1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1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1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1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1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1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1km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1km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1km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2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2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3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3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3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4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4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4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4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4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4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5km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5km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5km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6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6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6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7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7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7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8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8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8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9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9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9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10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1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1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1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2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20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2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2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2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2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3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30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3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3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3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3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3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3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3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3500_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3500_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3500_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4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40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4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4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42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42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5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50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5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2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2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2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3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10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1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1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1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9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9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9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5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5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5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5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5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5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5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5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5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5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5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5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5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5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5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5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6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7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4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8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8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9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9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3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4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4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5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6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7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8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8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8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8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9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9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9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9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econdary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econdary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econdary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econdary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tertiary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tertiary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tertiary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tertiary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tertiary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tp1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tp1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tp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tp1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tp1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traffic_sign_dir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traffic_sign_dir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traffic_sign_dir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traffic_sign_dir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traffic_sign_dir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trunk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trunk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trunk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trunk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trunk</text:p>
          </table:table-cell>
          <table:table-cell office:value-type="string" calcext:value-type="string">
            <text:p>"},~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ca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0">00/00/0000</text:date>, <text:time style:data-style-name="N2" text:time-value="02:14:02.883000000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01:01:02.859000000</meta:creation-date>
    <dc:date>2019-03-10T02:38:38.634000000</dc:date>
    <meta:editing-duration>PT9M56S</meta:editing-duration>
    <meta:editing-cycles>5</meta:editing-cycles>
    <meta:generator>LibreOffice/6.1.4.2$Windows_x86 LibreOffice_project/9d0f32d1f0b509096fd65e0d4bec26ddd1938fd3</meta:generator>
    <meta:document-statistic meta:table-count="1" meta:cell-count="8976" meta:object-count="0"/>
  </office:meta>
</office:document-meta>
</file>